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B00000319D2183028E.svm"/>
  <manifest:file-entry manifest:media-type="" manifest:full-path="Pictures/20000007000052B00000319DFBA05369.svm"/>
  <manifest:file-entry manifest:media-type="" manifest:full-path="Pictures/20000007000052B00000319DFFA40AB5.svm"/>
  <manifest:file-entry manifest:media-type="" manifest:full-path="Pictures/20000007000052B00000319D4EAA3B01.svm"/>
  <manifest:file-entry manifest:media-type="" manifest:full-path="Pictures/20000007000052B00000319DC7535382.svm"/>
  <manifest:file-entry manifest:media-type="" manifest:full-path="Pictures/2000000700000BFE00000EAEFC1DD7A4.svm"/>
  <manifest:file-entry manifest:media-type="" manifest:full-path="Pictures/2000000700004FE500001DABE84B3BA0.svm"/>
  <manifest:file-entry manifest:media-type="" manifest:full-path="Pictures/20000007000052B00000319D95820F4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 style:list-style-name="L5">
      <style:text-properties fo:font-weight="normal" style:font-weight-asian="normal" style:font-weight-complex="normal"/>
    </style:style>
    <style:style style:name="P9" style:family="paragraph" style:parent-style-name="Text_20_body" style:list-style-name="L6">
      <style:text-properties fo:font-weight="normal" style:font-weight-asian="normal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le</text:h>
      <text:h text:style-name="Heading_20_2" text:outline-level="2">Check polarity of silkscreen markings</text:h>
      <text:p text:style-name="P1"><draw:frame draw:style-name="fr1" draw:name="graphics1" text:anchor-type="as-char" svg:width="1.2083in" svg:height="1.4799in" draw:z-index="0"><draw:image xlink:href="Pictures/2000000700000BFE00000EAEFC1DD7A4.svm" xlink:type="simple" xlink:show="embed" xlink:actuate="onLoad"/></draw:frame></text:p>
      <text:p text:style-name="Text_20_body">The PCB has a silkscreen marking that depicts the coordenant system.</text:p>
      <text:p text:style-name="Text_20_body">The straight arrows point to acceleration direction that results in positively measured acceleration.</text:p>
      <text:p text:style-name="Text_20_body">The curved arrors are unclear. <text:s/>Use the right hand rule to determine rotation direction that measures as a positive rate of change.</text:p>
      <text:p text:style-name="Text_20_body"/>
      <text:p text:style-name="Text_20_body">Procedure:</text:p>
      <text:list xml:id="list31462840" text:style-name="L1">
        <text:list-item>
          <text:p text:style-name="P2">Load the minimalist example.</text:p>
        </text:list-item>
        <text:list-item>
          <text:p text:style-name="P2">Move the IMU throught the 6 axis.</text:p>
        </text:list-item>
      </text:list>
      <text:p text:style-name="Text_20_body"/>
      <text:p text:style-name="Text_20_body">Criteria:</text:p>
      <text:list xml:id="list31578178" text:style-name="L2">
        <text:list-item>
          <text:p text:style-name="P3">Are the polarities correct? <text:s/><text:span text:style-name="T1">YES</text:span></text:p>
        </text:list-item>
      </text:list>
      <text:p text:style-name="Text_20_body"><text:span text:style-name="T1"/></text:p>
      <text:p text:style-name="Text_20_body"/>
      <text:h text:style-name="Heading_20_2" text:outline-level="2">Check the signal integrity of the I2C lines</text:h>
      <text:p text:style-name="Text_20_body">Procedure:</text:p>
      <text:list xml:id="list31585481" text:style-name="L3">
        <text:list-item>
          <text:p text:style-name="P4">Socket EUT In breadboard</text:p>
        </text:list-item>
        <text:list-item>
          <text:p text:style-name="P4">Fly wires to redboard using 6" ended cables (like in SIK)</text:p>
        </text:list-item>
        <text:list-item>
          <text:p text:style-name="P4">Capture scopes shots of I2C signal and clock, running messages at fastest mode. (100kHz)</text:p>
        </text:list-item>
        <text:list-item>
          <text:p text:style-name="P4">Capture scopes shots of I2C signal and clock with two I2C loads</text:p>
        </text:list-item>
      </text:list>
      <text:p text:style-name="Text_20_body">Criteria:</text:p>
      <text:list xml:id="list33352149" text:style-name="L6">
        <text:list-item>
          <text:p text:style-name="P10">Does the signal rise in a sufficiently small time? <text:s/>What is it? <text:s/><text:span text:style-name="T1">480ns</text:span></text:p>
        </text:list-item>
        <text:list-item>
          <text:p text:style-name="P10">Is the clock running at 100kHz <text:s/><text:span text:style-name="T1">YES</text:span></text:p>
        </text:list-item>
        <text:list-item>
          <text:p text:style-name="P9">Does the signal signal rise and fall monotonicly? <text:s/><text:span text:style-name="T1">YES</text:span></text:p>
        </text:list-item>
      </text:list>
      <text:p text:style-name="P7">Test Pictures:</text:p>
      <text:p text:style-name="P7"><draw:frame draw:style-name="fr3" draw:name="graphics3" text:anchor-type="paragraph" svg:width="6.6925in" svg:height="4.0154in" draw:z-index="2"><draw:image xlink:href="Pictures/20000007000052B00000319D95820F46.svm" xlink:type="simple" xlink:show="embed" xlink:actuate="onLoad"/></draw:frame><text:soft-page-break/></text:p>
      <text:p text:style-name="P7"><draw:frame draw:style-name="fr2" draw:name="graphics4" text:anchor-type="paragraph" svg:x="0in" svg:y="0in" svg:width="6.6925in" svg:height="4.0154in" draw:z-index="3"><draw:image xlink:href="Pictures/20000007000052B00000319D2183028E.svm" xlink:type="simple" xlink:show="embed" xlink:actuate="onLoad"/></draw:frame>Single I2C load</text:p>
      <text:p text:style-name="P7"><draw:frame draw:style-name="fr3" draw:name="graphics5" text:anchor-type="paragraph" svg:width="6.6925in" svg:height="4.0154in" draw:z-index="4"><draw:image xlink:href="Pictures/20000007000052B00000319D4EAA3B01.svm" xlink:type="simple" xlink:show="embed" xlink:actuate="onLoad"/></draw:frame><text:soft-page-break/>Dual I2C load</text:p>
      <text:p text:style-name="P7"><draw:frame draw:style-name="fr4" draw:name="graphics6" text:anchor-type="paragraph" svg:width="6.6925in" svg:height="4.0154in" draw:z-index="5"><draw:image xlink:href="Pictures/20000007000052B00000319DFBA05369.svm" xlink:type="simple" xlink:show="embed" xlink:actuate="onLoad"/></draw:frame>Rise Times</text:p>
      <text:p text:style-name="P7"/>
      <text:h text:style-name="Heading_20_2" text:outline-level="2">Check the signal integrity of the SPI lines</text:h>
      <text:p text:style-name="Text_20_body">Procedure:</text:p>
      <text:list xml:id="list31604864" text:style-name="L4">
        <text:list-item>
          <text:p text:style-name="P5">Socket EUT In breadboard</text:p>
        </text:list-item>
        <text:list-item>
          <text:p text:style-name="P5">Socket BOB-12009 level shifter into breadboard</text:p>
        </text:list-item>
        <text:list-item>
          <text:p text:style-name="P5"><text:soft-page-break/>Connect up power and 4 signal wires to the shifter with 1 inch wires.</text:p>
        </text:list-item>
        <text:list-item>
          <text:p text:style-name="P5">Fly wires to redboard using 6" ended cables</text:p>
        </text:list-item>
        <text:list-item>
          <text:p text:style-name="P5">Capture scopes shots of SPI messages at highest speed possible. <text:s/>Inspect between level shifter and EUT.</text:p>
        </text:list-item>
      </text:list>
      <text:p text:style-name="Text_20_body">Criteria:</text:p>
      <text:list xml:id="list33294341" text:style-name="L5">
        <text:list-item>
          <text:p text:style-name="P6">Is data changed on the falling edge? <text:s/><text:span text:style-name="T1">YES</text:span></text:p>
        </text:list-item>
        <text:list-item>
          <text:p text:style-name="P6"><draw:frame draw:style-name="fr2" draw:name="graphics2" text:anchor-type="paragraph" svg:x="0.1252in" svg:y="0in" svg:width="6.4425in" svg:height="2.3925in" draw:z-index="1"><draw:image xlink:href="Pictures/2000000700004FE500001DABE84B3BA0.svm" xlink:type="simple" xlink:show="embed" xlink:actuate="onLoad"/></draw:frame>Does the signal signal rise and fall monotonicly? <text:s/><text:span text:style-name="T1">YES</text:span></text:p>
        </text:list-item>
        <text:list-item>
          <text:p text:style-name="P6"><text:span text:style-name="T2">Does the signal shape look square? <text:s/></text:span><text:span text:style-name="T1">YES</text:span></text:p>
        </text:list-item>
        <text:list-item>
          <text:p text:style-name="P8">What is the clock frequency measured? <text:span text:style-name="T1"><text:s/>4.032MHz</text:span></text:p>
        </text:list-item>
      </text:list>
      <text:p text:style-name="Text_20_body">Test Pictures:</text:p>
      <text:p text:style-name="Text_20_body"><draw:frame draw:style-name="fr4" draw:name="graphics7" text:anchor-type="paragraph" svg:width="6.6925in" svg:height="4.0154in" draw:z-index="6"><draw:image xlink:href="Pictures/20000007000052B00000319DC7535382.svm" xlink:type="simple" xlink:show="embed" xlink:actuate="onLoad"/></draw:frame>Message (READ op, addr 0x28 (First data reg), reading 0xFFE9, int16: -23</text:p>
      <text:p text:style-name="Text_20_body"><draw:frame draw:style-name="fr3" draw:name="graphics8" text:anchor-type="paragraph" svg:width="6.6925in" svg:height="4.0154in" draw:z-index="7"><draw:image xlink:href="Pictures/20000007000052B00000319DFFA40AB5.svm" xlink:type="simple" xlink:show="embed" xlink:actuate="onLoad"/></draw:frame><text:soft-page-break/>Zoom in, data changes on falling edge.</text:p>
      <text:h text:style-name="Heading_20_2" text:outline-level="2">Power Consumption</text:h>
      <text:p text:style-name="Text_20_body">Procedure:</text:p>
      <text:list xml:id="list33445350" text:style-name="L7">
        <text:list-item>
          <text:p text:style-name="P11">Measure the idling current consumption while connected to a 3.3v MCU</text:p>
        </text:list-item>
        <text:list-item>
          <text:p text:style-name="P11">Measure the current consumption during fastest FIFO operation possible (SPI_MODE)</text:p>
          <text:p text:style-name="P11"/>
        </text:list-item>
      </text:list>
      <text:h text:style-name="Heading_20_2" text:outline-level="2">Response to over-volt condition</text:h>
      <text:p text:style-name="P13">This test is destructive, do it last</text:p>
      <text:p text:style-name="Text_20_body">Procedure:</text:p>
      <text:list xml:id="list33494676" text:style-name="L8">
        <text:list-item>
          <text:p text:style-name="P12">Operate the EUT at the hightest bus load possible and at 3.3v.</text:p>
        </text:list-item>
        <text:list-item>
          <text:p text:style-name="P12">Step the supply voltage up while monitoring and recording current. <text:s/>As so as a runaway condition starts, remove power. <text:s/>If possible, vary the bus voltage with the supply voltage.</text:p>
        </text:list-item>
        <text:list-item>
          <text:p text:style-name="P12">Run the I2C mode straight from a 5v arduino.</text:p>
        </text:list-item>
        <text:list-item>
          <text:p text:style-name="P12">Run the SPI mode straight from a 5v arduin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3M55S</meta:editing-duration>
    <meta:editing-cycles>6</meta:editing-cycles>
    <meta:generator>OpenOffice.org/3.3$Win32 OpenOffice.org_project/330m20$Build-9567</meta:generator>
    <dc:date>2015-06-10T13:35:19.23</dc:date>
    <dc:creator>Marshall Taylor</dc:creator>
    <meta:document-statistic meta:table-count="0" meta:image-count="8" meta:object-count="0" meta:page-count="5" meta:paragraph-count="51" meta:word-count="390" meta:character-count="2243"/>
    <meta:user-defined meta:name="Info 1"/>
    <meta:user-defined meta:name="Info 2"/>
    <meta:user-defined meta:name="Info 3"/>
    <meta:user-defined meta:name="Info 4"/>
  </office:meta>
</office:document-meta>
</file>